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8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3" style:family="graphic" style:parent-style-name="standard" style:list-style-name="L3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66cc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4" style:family="graphic" style:parent-style-name="standard" style:list-style-name="L3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5" style:family="graphic" style:parent-style-name="standard" style:list-style-name="L3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6" style:family="graphic" style:parent-style-name="standard" style:list-style-name="L3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7" style:family="graphic" style:parent-style-name="standard" style:list-style-name="L3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pr1" style:family="presentation" style:parent-style-name="Default-subtitle">
      <style:graphic-properties draw:fill-color="#ffffff" draw:auto-grow-height="true" fo:min-height="16.2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2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cc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cc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style:text-properties fo:font-size="20pt"/>
    </style:style>
    <style:style style:name="P9" style:family="paragraph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" style:family="text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fo:font-size="35pt" fo:text-shadow="1pt 1pt" style:text-underline-style="none" fo:font-weight="normal" style:font-size-asian="35pt" style:font-weight-asian="normal" style:font-size-complex="35pt" style:font-weight-complex="normal"/>
    </style:style>
    <style:style style:name="T3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text-shadow="1pt 1pt"/>
    </style:style>
    <style:style style:name="T5" style:family="text">
      <style:text-properties fo:text-shadow="1pt 1pt" style:text-underline-style="solid" style:text-underline-width="auto" style:text-underline-color="font-color"/>
    </style:style>
    <style:style style:name="T6" style:family="text">
      <style:text-properties style:text-position="super 58%" fo:text-shadow="1pt 1pt" style:text-underline-style="solid" style:text-underline-width="auto" style:text-underline-color="font-color"/>
    </style:style>
    <style:style style:name="T7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cc" style:text-outline="false" style:text-line-through-styl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0" style:family="text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59cm" svg:x="1.399cm" svg:y="0.837cm" presentation:class="subtitle">
          <draw:text-box>
            <text:p><text:span text:style-name="T1">Web page Classification</text:span></text:p>
            <text:p><text:span text:style-name="T2">Minor Project Schedule</text:span></text:p>
            <text:p><text:span text:style-name="T2">&amp;Progress re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sic Coding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Fetch data from given URL</text:p>
              </text:list-item>
              <text:list-item>
                <text:p>Parse HTML+JS+CSS file to get title and text</text:p>
              </text:list-item>
              <text:list-item>
                <text:p>Split Text Content into Words</text:p>
              </text:list-item>
              <text:list-item>
                <text:p>Remove stop words</text:p>
              </text:list-item>
              <text:list-item>
                <text:p>Apply Porter's Stemmer Algorithm for converting words to word root</text:p>
              </text:list-item>
              <text:list-item>
                <text:p>Count Frequency of Each words</text:p>
              </text:list-item>
            </text:list>
          </draw:text-box>
        </draw:frame>
        <draw:custom-shape draw:style-name="gr2" draw:text-style-name="P5" draw:layer="layout" svg:width="10cm" svg:height="5.001cm" svg:x="0.922cm" svg:y="3.81cm">
          <text:p text:style-name="P4"><text:span text:style-name="T7">Completed</text:span></text:p>
          <text:p text:style-name="P4"><text:span text:style-name="T7"/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Collection of training and testing samples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HTML+PHP interface for storing samples in database.</text:p>
              </text:list-item>
              <text:list-item>
                <text:p>Collect samples from search engines within following categories-200 records in each</text:p>
                <text:list>
                  <text:list-item>
                    <text:p><text:span text:style-name="T8">Politics</text:span></text:p>
                  </text:list-item>
                  <text:list-item>
                    <text:p><text:span text:style-name="T8">Religion</text:span></text:p>
                  </text:list-item>
                  <text:list-item>
                    <text:p><text:span text:style-name="T8">Movies</text:span></text:p>
                  </text:list-item>
                  <text:list-item>
                    <text:p><text:span text:style-name="T8">Technology</text:span></text:p>
                  </text:list-item>
                  <text:list-item>
                    <text:p><text:span text:style-name="T8">Sports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10cm" svg:height="5.001cm" svg:x="0.922cm" svg:y="3.811cm">
          <text:p text:style-name="P6"><text:span text:style-name="T9">Work in progress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Construction of Training set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Decide proper structure for database of training set samples</text:p>
              </text:list-item>
              <text:list-item>
                <text:p>Automation of training set construction</text:p>
              </text:list-item>
            </text:list>
          </draw:text-box>
        </draw:frame>
        <draw:custom-shape draw:style-name="gr4" draw:text-style-name="P5" draw:layer="layout" svg:width="6.096cm" svg:height="3.048cm" svg:x="0.762cm" svg:y="5.588cm">
          <text:p text:style-name="P4"><text:span text:style-name="T7">Not done ye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Implementation of Classification Algorithm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2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Implement Naive Bayes classification algorithm.</text:p>
              </text:list-item>
              <text:list-item>
                <text:p>Perform accuracy measurements</text:p>
              </text:list-item>
            </text:list>
          </draw:text-box>
        </draw:frame>
        <draw:custom-shape draw:style-name="gr5" draw:text-style-name="P5" draw:layer="layout" svg:width="6.096cm" svg:height="3.048cm" svg:x="0.762cm" svg:y="5.588cm">
          <text:p text:style-name="P4"><text:span text:style-name="T7">Not done ye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Implementation of GUI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1th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Implement GUI using pygtk</text:p>
              </text:list-item>
              <text:list-item>
                <text:p>GUI should contain option for</text:p>
                <text:list>
                  <text:list-item>
                    <text:p>Input url classification</text:p>
                  </text:list-item>
                  <text:list-item>
                    <text:p>Automatic training set construction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6.096cm" svg:height="3.048cm" svg:x="0.762cm" svg:y="5.588cm">
          <text:p text:style-name="P4"><text:span text:style-name="T7">Not done ye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Debugging and Optimization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5th Nov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Test code for possible bugs</text:p>
              </text:list-item>
              <text:list-item>
                <text:p>Find optimal number of training set documents</text:p>
              </text:list-item>
            </text:list>
          </draw:text-box>
        </draw:frame>
        <draw:custom-shape draw:style-name="gr7" draw:text-style-name="P5" draw:layer="layout" svg:width="6.096cm" svg:height="3.048cm" svg:x="0.762cm" svg:y="5.588cm">
          <text:p text:style-name="P4"><text:span text:style-name="T7">Not done yet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1cm" svg:height="16.259cm" svg:x="1.399cm" svg:y="0.837cm" presentation:class="subtitle">
          <draw:text-box>
            <text:p><text:span text:style-name="T10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1pt 1pt" style:text-underline-style="solid" style:text-underline-width="auto" style:text-underline-color="font-color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6T09:16:36.434216006</meta:creation-date>
    <dc:date>2013-10-02T09:24:56.757271649</dc:date>
    <meta:editing-duration>PT12M1S</meta:editing-duration>
    <meta:editing-cycles>6</meta:editing-cycles>
    <meta:generator>LibreOffice/4.1.2.2$Linux_X86_64 LibreOffice_project/410$Build-2</meta:generator>
    <meta:document-statistic meta:object-count="74"/>
  </office:meta>
</office:document-meta>
</file>